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0100000CEC3F3BF105.svm"/>
  <manifest:file-entry manifest:media-type="" manifest:full-path="Pictures/2000000700001E2F00000B7A65C46D9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MathJax Main" svg:font-family="'MathJax Main'"/>
    <style:font-face style:name="MathJax Math-italic" svg:font-family="'MathJax Math-italic'"/>
    <style:font-face style:name="OpenSymbol" svg:font-family="OpenSymbol"/>
    <style:font-face style:name="Roboto Mono" svg:font-family="'Roboto Mono', monospace"/>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margin-top="0cm" fo:margin-bottom="0.499cm" fo:orphans="2" fo:widows="2" fo:padding="0cm" fo:border="none"/>
      <style:text-properties fo:font-variant="normal" fo:text-transform="none" fo:color="#000000" style:font-name="Inter" fo:font-size="13.5pt" fo:letter-spacing="normal" fo:font-style="normal" fo:font-weight="normal" style:font-name-asian="Inter" style:font-size-asian="13.5pt" style:font-style-asian="normal" style:font-weight-asian="normal" style:font-name-complex="Inter" style:font-size-complex="13.5pt" style:font-style-complex="normal" style:font-weight-complex="normal"/>
    </style:style>
    <style:style style:name="P3" style:family="paragraph" style:parent-style-name="Text_20_body">
      <style:paragraph-properties fo:margin-left="0cm" fo:margin-right="0cm" fo:margin-top="0cm" fo:margin-bottom="0cm" style:line-height-at-least="0.635cm" fo:orphans="2" fo:widows="2" fo:text-indent="0cm" style:auto-text-indent="false" fo:padding="0cm" fo:border="none"/>
      <style:text-properties fo:font-variant="normal" fo:text-transform="none" fo:color="#5f6368" style:font-name="Times New Roman" fo:font-size="12pt" fo:letter-spacing="normal" fo:font-style="normal" fo:font-weight="normal"/>
    </style:style>
    <style:style style:name="P4" style:family="paragraph" style:parent-style-name="Text_20_body">
      <style:paragraph-properties fo:margin-left="0cm" fo:margin-right="0cm" fo:margin-top="0cm" fo:margin-bottom="0cm" style:line-height-at-least="0.582cm" fo:text-align="start" style:justify-single-word="false" fo:orphans="2" fo:widows="2" fo:text-indent="0cm" style:auto-text-indent="false" fo:padding="0cm" fo:border="none"/>
      <style:text-properties fo:font-variant="normal" fo:text-transform="none" fo:color="#3c4043" style:font-name="Times New Roman" fo:font-size="10.5pt" fo:letter-spacing="normal" fo:font-style="normal" fo:font-weight="normal" fo:background-color="#ffffff"/>
    </style:style>
    <style:style style:name="P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c4043" style:font-name="Times New Roman" fo:font-size="10.5pt" fo:letter-spacing="normal" fo:font-style="normal" fo:font-weight="normal"/>
    </style:style>
    <style:style style:name="P6" style:family="paragraph" style:parent-style-name="Text_20_body">
      <style:paragraph-properties fo:margin-left="0cm" fo:margin-right="0cm" fo:margin-top="0cm" fo:margin-bottom="0cm" style:line-height-at-least="0.582cm" fo:orphans="2" fo:widows="2" fo:text-indent="0cm" style:auto-text-indent="false" fo:padding="0cm" fo:border="none"/>
    </style:style>
    <style:style style:name="P7" style:family="paragraph" style:parent-style-name="Text_20_body">
      <style:paragraph-properties fo:margin-left="0cm" fo:margin-right="0cm" fo:margin-top="0cm" fo:margin-bottom="0cm" fo:orphans="2" fo:widows="2" fo:text-indent="0cm" style:auto-text-indent="false" fo:padding="0cm" fo:border="none"/>
    </style:style>
    <style:style style:name="P8" style:family="paragraph" style:parent-style-name="Text_20_body">
      <style:paragraph-properties fo:margin-left="0cm" fo:margin-right="0cm" fo:margin-top="0cm" fo:margin-bottom="0.423cm" style:line-height-at-least="0.582cm" fo:orphans="2" fo:widows="2" fo:text-indent="0cm" style:auto-text-indent="false" fo:padding="0cm" fo:border="none"/>
      <style:text-properties fo:font-variant="normal" fo:text-transform="none" fo:color="#3c4043" style:font-name="Times New Roman" fo:font-size="10.5pt" fo:letter-spacing="normal" fo:font-style="normal" fo:font-weight="normal" fo:background-color="#ffffff"/>
    </style:style>
    <style:style style:name="P9" style:family="paragraph" style:parent-style-name="Text_20_body">
      <style:paragraph-properties fo:margin-left="0cm" fo:margin-right="0cm" fo:margin-top="0cm" fo:margin-bottom="0.423cm" style:line-height-at-least="0.582cm" fo:orphans="2" fo:widows="2" fo:text-indent="0cm" style:auto-text-indent="false" fo:padding="0cm" fo:border="none"/>
      <style:text-properties fo:font-variant="normal" fo:text-transform="none" fo:color="#3c4043" style:font-name="Times New Roman" fo:font-size="10.5pt" fo:letter-spacing="normal" fo:font-style="normal" fo:font-weight="normal"/>
    </style:style>
    <style:style style:name="P10" style:family="paragraph" style:parent-style-name="Text_20_body">
      <style:paragraph-properties fo:margin-left="0cm" fo:margin-right="0cm" fo:margin-top="0cm" fo:margin-bottom="0.423cm" fo:orphans="2" fo:widows="2" fo:text-indent="0cm" style:auto-text-indent="false" fo:padding="0cm" fo:border="none"/>
      <style:text-properties fo:font-variant="normal" fo:text-transform="none" fo:color="#3c4043" style:font-name="Times New Roman" fo:font-size="10.5pt" fo:letter-spacing="normal" fo:font-style="normal" fo:font-weight="normal"/>
    </style:style>
    <style:style style:name="P11" style:family="paragraph" style:parent-style-name="Text_20_body">
      <style:paragraph-properties fo:margin-left="0cm" fo:margin-right="0.318cm" fo:margin-top="0cm" fo:margin-bottom="0cm" fo:text-indent="0cm" style:auto-text-indent="false" fo:padding="0cm" fo:border="none"/>
      <style:text-properties fo:font-variant="normal" fo:text-transform="none" fo:color="#000000" style:font-name="inherit" fo:font-size="13.5pt" fo:letter-spacing="normal" fo:font-style="normal" fo:font-weight="normal"/>
    </style:style>
    <style:style style:name="P12" style:family="paragraph" style:parent-style-name="Text_20_body">
      <style:paragraph-properties fo:margin-left="0cm" fo:margin-right="0.318cm" fo:margin-top="0cm" fo:margin-bottom="0cm" fo:text-indent="0cm" style:auto-text-indent="false" fo:padding="0cm" fo:border="none"/>
      <style:text-properties fo:font-variant="normal" fo:text-transform="none" fo:color="#000000" style:font-name="Times New Roman" fo:font-size="13.5pt" fo:letter-spacing="normal" fo:font-style="normal" fo:font-weight="normal" style:font-name-asian="Inter" style:font-size-asian="13.5pt" style:font-style-asian="normal" style:font-weight-asian="normal" style:font-name-complex="Inter" style:font-size-complex="13.5pt" style:font-style-complex="normal" style:font-weight-complex="normal"/>
    </style:style>
    <style:style style:name="P13" style:family="paragraph" style:parent-style-name="Text_20_body" style:list-style-name="L2" style:master-page-name="">
      <style:paragraph-properties fo:margin-left="0.774cm" fo:margin-right="0cm" fo:margin-top="0cm" fo:margin-bottom="0cm" style:line-height-at-least="0.582cm" fo:orphans="2" fo:widows="2" fo:text-indent="0cm" style:auto-text-indent="false" style:page-number="auto" fo:padding="0cm" fo:border="none"/>
    </style:style>
    <style:style style:name="P14" style:family="paragraph" style:parent-style-name="Text_20_body" style:list-style-name="L2">
      <style:paragraph-properties fo:margin-left="0.774cm" fo:margin-right="0cm" fo:margin-top="0cm" fo:margin-bottom="0cm" style:line-height-at-least="0.582cm" fo:orphans="2" fo:widows="2" fo:text-indent="0cm" style:auto-text-indent="false" fo:padding="0cm" fo:border="none"/>
    </style:style>
    <style:style style:name="P15" style:family="paragraph" style:parent-style-name="Text_20_body" style:master-page-name="">
      <style:paragraph-properties fo:margin-left="0.605cm" fo:margin-right="0cm" fo:margin-top="0cm" fo:margin-bottom="0cm" style:line-height-at-least="0.582cm" fo:orphans="2" fo:widows="2" fo:text-indent="0cm" style:auto-text-indent="false" style:page-number="auto" fo:padding="0cm" fo:border="none">
        <style:tab-stops>
          <style:tab-stop style:position="0.907cm"/>
        </style:tab-stops>
      </style:paragraph-properties>
    </style:style>
    <style:style style:name="P16" style:family="paragraph" style:parent-style-name="Text_20_body">
      <style:paragraph-properties fo:margin-left="0.605cm" fo:margin-right="0cm" fo:margin-top="0cm" fo:margin-bottom="0cm" style:line-height-at-least="0.582cm" fo:orphans="2" fo:widows="2" fo:text-indent="0cm" style:auto-text-indent="false" fo:padding="0cm" fo:border="none">
        <style:tab-stops>
          <style:tab-stop style:position="0.907cm"/>
        </style:tab-stops>
      </style:paragraph-properties>
    </style:style>
    <style:style style:name="P17" style:family="paragraph" style:parent-style-name="Text_20_body" style:list-style-name="L1">
      <style:paragraph-properties fo:margin-left="0.605cm" fo:margin-right="0cm" fo:margin-top="0cm" fo:margin-bottom="0cm" style:line-height-at-least="0.582cm" fo:orphans="2" fo:widows="2" fo:text-indent="0cm" style:auto-text-indent="false" fo:padding="0cm" fo:border="none">
        <style:tab-stops>
          <style:tab-stop style:position="0.907cm"/>
        </style:tab-stops>
      </style:paragraph-properties>
    </style:style>
    <style:style style:name="P18" style:family="paragraph" style:parent-style-name="Heading_20_3">
      <style:text-properties fo:color="#202124" style:font-name="Times New Roman" fo:font-size="15pt" fo:font-weight="bold"/>
    </style:style>
    <style:style style:name="P19" style:family="paragraph" style:parent-style-name="Heading_20_3">
      <style:paragraph-properties fo:margin-left="0cm" fo:margin-right="0cm" fo:margin-top="0.635cm" fo:margin-bottom="0.212cm" style:line-height-at-least="0.529cm" fo:orphans="2" fo:widows="2" fo:text-indent="0cm" style:auto-text-indent="false" fo:padding="0cm" fo:border="none"/>
      <style:text-properties fo:font-variant="normal" fo:text-transform="none" fo:color="#202124" style:font-name="Times New Roman" fo:font-size="12pt" fo:letter-spacing="normal" fo:font-style="normal" fo:font-weight="bold" fo:background-color="#ffffff"/>
    </style:style>
    <style:style style:name="P20" style:family="paragraph" style:parent-style-name="Heading_20_1">
      <style:text-properties fo:font-variant="normal" fo:text-transform="none" fo:color="#202124" style:font-name="Times New Roman" fo:font-size="27pt" fo:letter-spacing="normal" fo:font-style="normal" fo:font-weight="bold"/>
    </style:style>
    <style:style style:name="P21" style:family="paragraph" style:parent-style-name="Heading_20_2">
      <style:text-properties fo:font-variant="normal" fo:text-transform="none" fo:color="#202124" style:font-name="Times New Roman" fo:font-size="18pt" fo:letter-spacing="normal" fo:font-style="normal" fo:font-weight="bold"/>
    </style:style>
    <style:style style:name="P22" style:family="paragraph" style:parent-style-name="Heading_20_2">
      <style:paragraph-properties fo:margin-left="0cm" fo:margin-right="0cm" fo:margin-top="0.635cm" fo:margin-bottom="0.318cm" style:line-height-at-least="0.582cm" fo:orphans="2" fo:widows="2" fo:text-indent="0cm" style:auto-text-indent="false" fo:padding="0cm" fo:border="none"/>
      <style:text-properties fo:font-variant="normal" fo:text-transform="none" fo:color="#202124" style:font-name="Times New Roman" fo:font-size="13.5pt" fo:letter-spacing="normal" fo:font-style="normal" fo:font-weight="bold" fo:background-color="#ffffff"/>
    </style:style>
    <style:style style:name="T1" style:family="text">
      <style:text-properties style:text-line-through-style="none" style:text-underline-style="none" style:text-blinking="false"/>
    </style:style>
    <style:style style:name="T2" style:family="text">
      <style:text-properties style:text-line-through-style="none" style:font-name="inherit" style:text-underline-style="none" style:text-blinking="false"/>
    </style:style>
    <style:style style:name="T3" style:family="text">
      <style:text-properties style:text-line-through-style="none" style:font-name="MathJax Math-italic" fo:font-size="12.75pt" style:text-underline-style="none" style:text-blinking="false"/>
    </style:style>
    <style:style style:name="T4" style:family="text">
      <style:text-properties style:text-line-through-style="none" style:font-name="MathJax Math-italic" fo:font-size="9pt" style:text-underline-style="none" style:text-blinking="false"/>
    </style:style>
    <style:style style:name="T5" style:family="text">
      <style:text-properties style:text-line-through-style="none" style:font-name="MathJax Main" fo:font-size="12.75pt" style:text-underline-style="none" style:text-blinking="false"/>
    </style:style>
    <style:style style:name="T6" style:family="text">
      <style:text-properties style:text-line-through-style="none" style:font-name="MathJax Main" fo:font-size="9pt" style:text-underline-style="none" style:text-blinking="false"/>
    </style:style>
    <style:style style:name="T7" style:family="text">
      <style:text-properties style:text-line-through-style="none" fo:font-size="12.75pt" style:text-underline-style="none" style:text-blinking="false"/>
    </style:style>
    <style:style style:name="T8" style:family="text">
      <style:text-properties style:text-line-through-style="none" fo:font-size="9pt" style:text-underline-style="none" style:text-blinking="false"/>
    </style:style>
    <style:style style:name="T9" style:family="text">
      <style:text-properties fo:font-variant="normal" fo:text-transform="none" fo:color="#3c4043" style:font-name="inherit" fo:font-size="10.5pt" fo:letter-spacing="normal" fo:font-style="normal" fo:font-weight="normal" fo:background-color="#ffffff"/>
    </style:style>
    <style:style style:name="T10" style:family="text">
      <style:text-properties fo:font-variant="normal" fo:text-transform="none" fo:color="#3c4043" style:font-name="inherit" fo:font-size="10.5pt" fo:letter-spacing="normal" fo:font-style="normal" fo:font-weight="bold"/>
    </style:style>
    <style:style style:name="T11" style:family="text">
      <style:text-properties fo:font-variant="normal" fo:text-transform="none" fo:color="#3c4043" style:font-name="inherit" fo:font-size="10.5pt" fo:letter-spacing="normal" fo:font-style="normal" fo:font-weight="bold" fo:background-color="#ffffff"/>
    </style:style>
    <style:style style:name="T12" style:family="text">
      <style:text-properties fo:font-variant="normal" fo:text-transform="none" fo:color="#3c4043" style:font-name="inherit" fo:font-size="10.5pt" fo:letter-spacing="normal" fo:font-style="italic" fo:font-weight="normal" fo:background-color="#ffffff"/>
    </style:style>
    <style:style style:name="T13" style:family="text">
      <style:text-properties fo:font-variant="normal" fo:text-transform="none" fo:color="#3c4043" style:font-name="Inter" fo:font-size="10.5pt" fo:letter-spacing="normal" fo:font-style="normal" fo:font-weight="normal"/>
    </style:style>
    <style:style style:name="T14" style:family="text">
      <style:text-properties fo:font-variant="normal" fo:text-transform="none" fo:color="#3c4043" style:font-name="Roboto Mono" fo:font-size="10.5pt" fo:letter-spacing="normal" fo:font-style="normal" fo:font-weight="normal" fo:background-color="#f1f3f4"/>
    </style:style>
    <style:style style:name="T15" style:family="text">
      <style:text-properties fo:font-variant="normal" fo:text-transform="none" fo:color="#3c4043" fo:font-size="10.5pt" fo:letter-spacing="normal" fo:font-style="normal" fo:font-weight="normal"/>
    </style:style>
    <style:style style:name="T16" style:family="text">
      <style:text-properties fo:font-variant="normal" fo:text-transform="none" fo:color="#3c4043" fo:font-size="10.5pt" fo:letter-spacing="normal" fo:font-style="normal" fo:font-weight="normal" fo:background-color="#ffffff"/>
    </style:style>
    <style:style style:name="T17" style:family="text">
      <style:text-properties fo:font-variant="normal" fo:text-transform="none" fo:color="#3c4043" fo:font-size="10.5pt" fo:letter-spacing="normal" fo:font-style="normal" fo:font-weight="normal" fo:background-color="#f1f3f4"/>
    </style:style>
    <style:style style:name="T18" style:family="text">
      <style:text-properties fo:font-variant="normal" fo:text-transform="none" fo:color="#3c4043" fo:font-size="10.5pt" fo:letter-spacing="normal" fo:font-style="normal" fo:font-weight="bold"/>
    </style:style>
    <style:style style:name="T19" style:family="text">
      <style:text-properties fo:font-variant="normal" fo:text-transform="none" fo:color="#3c4043" fo:font-size="10.5pt" fo:letter-spacing="normal" fo:font-style="normal" fo:font-weight="bold" fo:background-color="#ffffff"/>
    </style:style>
    <style:style style:name="T20" style:family="text">
      <style:text-properties fo:font-variant="normal" fo:text-transform="none" fo:color="#3c4043" fo:font-size="10.5pt" fo:letter-spacing="normal" fo:font-style="italic" fo:font-weight="normal" fo:background-color="#ffffff"/>
    </style:style>
    <style:style style:name="T21" style:family="text">
      <style:text-properties fo:font-variant="normal" fo:text-transform="none" fo:color="#3c4043" style:font-name="Times New Roman" fo:font-size="10.5pt" fo:letter-spacing="normal" fo:font-style="normal" fo:font-weight="normal"/>
    </style:style>
    <style:style style:name="T22" style:family="text">
      <style:text-properties fo:font-variant="normal" fo:text-transform="none" fo:color="#3c4043" style:font-name="Times New Roman" fo:font-size="10.5pt" fo:letter-spacing="normal" fo:font-style="normal" fo:font-weight="normal" fo:background-color="#ffffff"/>
    </style:style>
    <style:style style:name="T23" style:family="text">
      <style:text-properties fo:font-variant="normal" fo:text-transform="none" fo:color="#3c4043" style:font-name="Times New Roman" fo:font-size="10.5pt" fo:letter-spacing="normal" fo:font-style="normal" fo:font-weight="normal" fo:background-color="#f1f3f4"/>
    </style:style>
    <style:style style:name="T24" style:family="text">
      <style:text-properties fo:font-variant="normal" fo:text-transform="none" fo:color="#3c4043" style:font-name="Times New Roman" fo:font-size="10.5pt" fo:letter-spacing="normal" fo:font-style="normal" fo:font-weight="bold"/>
    </style:style>
    <style:style style:name="T25" style:family="text">
      <style:text-properties fo:font-variant="normal" fo:text-transform="none" fo:color="#3c4043" style:font-name="Times New Roman" fo:font-size="10.5pt" fo:letter-spacing="normal" fo:font-style="normal" fo:font-weight="bold" fo:background-color="#ffffff"/>
    </style:style>
    <style:style style:name="T26" style:family="text">
      <style:text-properties fo:font-variant="normal" fo:text-transform="none" fo:color="#3c4043" style:font-name="Times New Roman" fo:font-size="10.5pt" fo:letter-spacing="normal" fo:font-style="italic" fo:font-weight="normal" fo:background-color="#ffffff"/>
    </style:style>
    <style:style style:name="T27" style:family="text">
      <style:text-properties fo:font-variant="normal" fo:text-transform="none" fo:color="#202124" style:text-line-through-style="none" style:font-name="inherit" fo:font-size="10.5pt" fo:letter-spacing="normal" fo:font-style="normal" style:text-underline-style="none" fo:font-weight="normal" style:text-blinking="false" fo:background-color="#ffffff"/>
    </style:style>
    <style:style style:name="T28" style:family="text">
      <style:text-properties fo:font-variant="normal" fo:text-transform="none" fo:color="#202124" style:text-line-through-style="none" style:font-name="inherit" fo:font-size="10.5pt" fo:letter-spacing="normal" fo:font-style="normal" style:text-underline-style="none" fo:font-weight="bold" style:text-blinking="false" fo:background-color="#ffffff"/>
    </style:style>
    <style:style style:name="T29" style:family="text">
      <style:text-properties fo:font-variant="normal" fo:text-transform="none" fo:color="#202124" style:text-line-through-style="none" fo:font-size="10.5pt" fo:letter-spacing="normal" fo:font-style="normal" style:text-underline-style="none" fo:font-weight="normal" style:text-blinking="false" fo:background-color="#ffffff"/>
    </style:style>
    <style:style style:name="T30" style:family="text">
      <style:text-properties fo:font-variant="normal" fo:text-transform="none" fo:color="#202124" style:text-line-through-style="none" fo:font-size="10.5pt" fo:letter-spacing="normal" fo:font-style="normal" style:text-underline-style="none" fo:font-weight="bold" style:text-blinking="false" fo:background-color="#ffffff"/>
    </style:style>
    <style:style style:name="T31" style:family="text">
      <style:text-properties fo:font-variant="normal" fo:text-transform="none" fo:color="#202124" style:text-line-through-style="none" style:font-name="Times New Roman" fo:font-size="10.5pt" fo:letter-spacing="normal" fo:font-style="normal" style:text-underline-style="none" fo:font-weight="normal" style:text-blinking="false" fo:background-color="#ffffff"/>
    </style:style>
    <style:style style:name="T32" style:family="text">
      <style:text-properties fo:font-variant="normal" fo:text-transform="none" fo:color="#202124" style:text-line-through-style="none" style:font-name="Times New Roman" fo:font-size="10.5pt" fo:letter-spacing="normal" fo:font-style="normal" style:text-underline-style="none" fo:font-weight="bold" style:text-blinking="false" fo:background-color="#ffffff"/>
    </style:style>
    <style:style style:name="T33" style:family="text">
      <style:text-properties fo:background-color="#ffff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287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hild Mind Institute — Problematic Internet Use</text:h>
      <text:p text:style-name="P3">Relating Physical Activity to Problematic Internet Use</text:p>
      <text:h text:style-name="P21" text:outline-level="2">Overview</text:h>
      <text:p text:style-name="P8">Can you predict the level of problematic internet usage exhibited by children and adolescents, based on their physical activity? The goal <text:s/>is to develop a predictive model that analyzes children's physical activity and fitness data to identify early signs of problematic internet use. Identifying these patterns can help trigger interventions to encourage healthier digital habits.</text:p>
      <text:h text:style-name="P18" text:outline-level="3">Description</text:h>
      <text:p text:style-name="P8">In today’s digital age, problematic internet use among children and adolescents is a growing concern. Better understanding this issue is crucial for addressing mental health problems such as depression and anxiety.</text:p>
      <text:p text:style-name="P8">Current methods for measuring problematic internet use in children and adolescents are often complex and require professional assessments. This creates access, cultural, and linguistic barriers for many families. Due to these limitations, problematic internet use is often not measured directly, but is instead associated with issues such as depression and anxiety in youth.</text:p>
      <text:p text:style-name="P8">Conversely, physical &amp; fitness measures are extremely accessible and widely available with minimal intervention or clinical expertise. Changes in physical habits, such as poorer posture, irregular diet, and reduced physical activity, are common in excessive technology users. We propose using these easily obtainable physical fitness indicators as proxies for identifying problematic internet use, especially in contexts lacking clinical expertise or suitable assessment tools.</text:p>
      <text:p text:style-name="P8">This challenges you to develop a predictive model capable of analyzing children's physical activity data to detect early indicators of problematic internet and technology use. This will enable prompt interventions aimed at promoting healthier digital habits.</text:p>
      <text:p text:style-name="P8">Your work will contribute to a healthier, happier future where children are better equipped to navigate the digital landscape responsibly.</text:p>
      <text:h text:style-name="P19" text:outline-level="3">Acknowledgments</text:h>
      <text:p text:style-name="P6"><text:span text:style-name="T22">The data used was provided by the </text:span><text:a xlink:type="simple" xlink:href="https://healthybrainnetwork.org/" office:target-frame-name="_blank" xlink:show="new" text:style-name="Internet_20_link" text:visited-style-name="Visited_20_Internet_20_Link"><text:span text:style-name="T31">Healthy Brain Network</text:span></text:a><text:span text:style-name="T22">, a landmark mental health study based in New York City that will help children around the world. In the Healthy Brain Network, families, community leaders, and supporters are partnering with the Child Mind Institute to unlock the secrets of the developing brain. In addition to the generous support provided by the Kaggle team, financial support has been provided by the California Department of Health Care Services (DHCS) as part of the Children and Youth Behavioral Health Initiative (CYBHI).</text:span></text:p>
      <text:p text:style-name="P1"/>
      <text:p text:style-name="P1"><text:soft-page-break/></text:p>
      <text:p text:style-name="P7"><text:span text:style-name="Strong_20_Emphasis"><text:span text:style-name="T24">Dell Technologies </text:span></text:span><text:span text:style-name="T21">and </text:span><text:span text:style-name="Strong_20_Emphasis"><text:span text:style-name="T24">NVIDIA </text:span></text:span><text:span text:style-name="T21">are thrilled to partner with the Child Mind Institute, recognizing the profound impact this collaboration will have on advancing mental health support for children and adolescents. This partnership aligns perfectly with our commitment to leveraging technology for social good and fostering a healthier, more inclusive future.</text:span></text:p>
      <text:p text:style-name="P7"><text:span text:style-name="Strong_20_Emphasis"><text:span text:style-name="T24">Dell Technologies </text:span></text:span><text:span text:style-name="T21">AI solutions from desktop to datacenter to cloud. </text:span><text:span text:style-name="Strong_20_Emphasis"><text:span text:style-name="T24">NVIDIA </text:span></text:span><text:span text:style-name="T21">pioneered accelerated computing to tackle challenges no one else can solve. Our work in AI and digital twins is transforming the world's largest industries and profoundly impacting society.</text:span></text:p>
      <text:h text:style-name="P18" text:outline-level="3">Evaluation</text:h>
      <text:p text:style-name="P9"><text:span text:style-name="T33">ased on the quadratic weighted kappa, which measures the agreement between two outcomes. This metric typically varies from 0 (random agreement) to 1 (complete agreement). In the event that there is less agreement than expected by chance, the metric may go below 0.</text:span></text:p>
      <text:p text:style-name="P4">To compute the quadratic weighted kappa, we construct three matrices, <text:bookmark text:name="MathJax-Element-1-Frame"/><text:bookmark text:name="MathJax-Span-1"/><text:bookmark text:name="MathJax-Span-2"/><text:bookmark text:name="MathJax-Span-3"/><text:span text:style-name="T7">O</text:span><text:span text:style-name="T1">O</text:span>, <text:bookmark text:name="MathJax-Element-2-Frame"/><text:bookmark text:name="MathJax-Span-4"/><text:bookmark text:name="MathJax-Span-5"/><text:bookmark text:name="MathJax-Span-6"/><text:span text:style-name="T7">W</text:span><text:span text:style-name="T1">W</text:span>, and <text:bookmark text:name="MathJax-Element-3-Frame"/><text:bookmark text:name="MathJax-Span-7"/><text:bookmark text:name="MathJax-Span-8"/><text:bookmark text:name="MathJax-Span-9"/><text:span text:style-name="T7">E</text:span><text:span text:style-name="T1">E</text:span>, with <text:bookmark text:name="MathJax-Element-4-Frame"/><text:bookmark text:name="MathJax-Span-10"/><text:bookmark text:name="MathJax-Span-11"/><text:bookmark text:name="MathJax-Span-12"/><text:span text:style-name="T7">N</text:span><text:span text:style-name="T1">N</text:span> the number of distinct labels.</text:p>
      <text:p text:style-name="P4">The matrix <text:bookmark text:name="MathJax-Element-5-Frame"/><text:bookmark text:name="MathJax-Span-13"/><text:bookmark text:name="MathJax-Span-14"/><text:bookmark text:name="MathJax-Span-15"/><text:span text:style-name="T7">O</text:span><text:span text:style-name="T1">O</text:span> is an <text:bookmark text:name="MathJax-Element-6-Frame"/><text:bookmark text:name="MathJax-Span-16"/><text:bookmark text:name="MathJax-Span-17"/><text:bookmark text:name="MathJax-Span-18"/><text:span text:style-name="T7">N</text:span><text:bookmark text:name="MathJax-Span-19"/><text:span text:style-name="T7">×</text:span><text:bookmark text:name="MathJax-Span-20"/><text:span text:style-name="T7">N</text:span><text:span text:style-name="T1">N×N</text:span> histogram matrix such that <text:bookmark text:name="MathJax-Element-7-Frame"/><text:bookmark text:name="MathJax-Span-21"/><text:bookmark text:name="MathJax-Span-22"/><text:bookmark text:name="MathJax-Span-23"/><text:bookmark text:name="MathJax-Span-24"/><text:span text:style-name="T7">O</text:span><text:bookmark text:name="MathJax-Span-25"/><text:bookmark text:name="MathJax-Span-26"/><text:bookmark text:name="MathJax-Span-27"/><text:span text:style-name="T8">i</text:span><text:bookmark text:name="MathJax-Span-28"/><text:span text:style-name="T8">,</text:span><text:bookmark text:name="MathJax-Span-29"/><text:span text:style-name="T8">j</text:span><text:span text:style-name="T1">Oi,j</text:span> corresponds to the number of instances that have an actual value <text:bookmark text:name="MathJax-Element-8-Frame"/><text:bookmark text:name="MathJax-Span-30"/><text:bookmark text:name="MathJax-Span-31"/><text:bookmark text:name="MathJax-Span-32"/><text:span text:style-name="T7">i</text:span><text:span text:style-name="T1">i</text:span> and a predicted value <text:bookmark text:name="MathJax-Element-9-Frame"/><text:bookmark text:name="MathJax-Span-33"/><text:bookmark text:name="MathJax-Span-34"/><text:bookmark text:name="MathJax-Span-35"/><text:span text:style-name="T7">j</text:span><text:span text:style-name="T1">j</text:span>.</text:p>
      <text:p text:style-name="P4">The matrix <text:bookmark text:name="MathJax-Element-10-Frame"/><text:bookmark text:name="MathJax-Span-36"/><text:bookmark text:name="MathJax-Span-37"/><text:bookmark text:name="MathJax-Span-38"/><text:span text:style-name="T7">W</text:span><text:span text:style-name="T1">W</text:span> is an <text:bookmark text:name="MathJax-Element-11-Frame"/><text:bookmark text:name="MathJax-Span-39"/><text:bookmark text:name="MathJax-Span-40"/><text:bookmark text:name="MathJax-Span-41"/><text:span text:style-name="T7">N</text:span><text:bookmark text:name="MathJax-Span-42"/><text:span text:style-name="T7">×</text:span><text:bookmark text:name="MathJax-Span-43"/><text:span text:style-name="T7">N</text:span><text:span text:style-name="T1">N×N</text:span> matrix of weights, calculated based on the squared difference between actual and predicted values:</text:p>
      <text:p text:style-name="P5"><draw:frame draw:style-name="fr1" draw:name="grafika1" text:anchor-type="paragraph" svg:width="7.728cm" svg:height="2.939cm" draw:z-index="0"><draw:image xlink:href="Pictures/2000000700001E2F00000B7A65C46D98.svm" xlink:type="simple" xlink:show="embed" xlink:actuate="onLoad"/></draw:frame>The matrix<text:bookmark text:name="MathJax-Element-13-Frame"/><text:bookmark text:name="MathJax-Span-71"/><text:bookmark text:name="MathJax-Span-72"/><text:bookmark text:name="MathJax-Span-73"/> <text:span text:style-name="T7">E</text:span><text:span text:style-name="T1">E </text:span>is an<text:bookmark text:name="MathJax-Element-14-Frame"/><text:bookmark text:name="MathJax-Span-74"/><text:bookmark text:name="MathJax-Span-75"/><text:bookmark text:name="MathJax-Span-76"/> <text:span text:style-name="T7">N</text:span><text:bookmark text:name="MathJax-Span-77"/><text:span text:style-name="T7">×</text:span><text:bookmark text:name="MathJax-Span-78"/><text:span text:style-name="T7">N</text:span><text:span text:style-name="T1">N×N </text:span>histogram matrix of expected outcomes, calculated assuming that there is no correlation between values. This is calculated as the outer product between the actual histogram vector of outcomes and the predicted histogram vector, normalized such that<text:bookmark text:name="MathJax-Element-15-Frame"/><text:bookmark text:name="MathJax-Span-79"/><text:bookmark text:name="MathJax-Span-80"/><text:bookmark text:name="MathJax-Span-81"/> <text:span text:style-name="T7">E</text:span><text:span text:style-name="T1">E </text:span>and<text:bookmark text:name="MathJax-Element-16-Frame"/><text:bookmark text:name="MathJax-Span-82"/><text:bookmark text:name="MathJax-Span-83"/><text:bookmark text:name="MathJax-Span-84"/> <text:span text:style-name="T7">O</text:span><text:span text:style-name="T1">O </text:span>have the same sum.</text:p>
      <text:p text:style-name="P10">From these three matrices, the quadratic weighted kappa is calculated as:</text:p>
      <text:p text:style-name="P1"><draw:frame draw:style-name="fr1" draw:name="grafika2" text:anchor-type="paragraph" svg:width="9.474cm" svg:height="3.307cm" draw:z-index="1"><draw:image xlink:href="Pictures/200000070000250100000CEC3F3BF105.svm" xlink:type="simple" xlink:show="embed" xlink:actuate="onLoad"/></draw:frame></text:p>
      <text:h text:style-name="P21" text:outline-level="2">Dataset Description</text:h>
      <text:p text:style-name="P6"><text:span text:style-name="T22">The Healthy Brain Network (HBN) dataset is a clinical sample of about five-thousand 5-22 year-olds who have undergone both clinical and research screenings. The objective of the HBN study is to find biological markers that will improve the diagnosis and treatment of mental health and learning disorders from an objective biological perspective. Two elements of this study are being used for this problem: physical activity data (wrist-worn accelerometer data, fitness assessments and questionnaires) and internet usage behavior data. The goal of this <text:s/>is to predict from this data a participant's </text:span><text:span text:style-name="Strong_20_Emphasis"><text:span text:style-name="T25">Severity Impairment Index</text:span></text:span><text:span text:style-name="T22"> (</text:span><text:span text:style-name="Source_20_Text"><text:span text:style-name="T23">sii</text:span></text:span><text:span text:style-name="T22">), a standard measure of problematic internet use.</text:span></text:p>
      <text:p text:style-name="P6"><text:span text:style-name="T22"/></text:p>
      <text:p text:style-name="P6"><text:soft-page-break/><text:span text:style-name="T22">Data is compiled into two sources, </text:span><text:span text:style-name="Source_20_Text"><text:span text:style-name="T23">parquet</text:span></text:span><text:span text:style-name="T22"> files containing the accelerometer (actigraphy) series and </text:span><text:span text:style-name="Source_20_Text"><text:span text:style-name="T23">csv</text:span></text:span><text:span text:style-name="T22"> files containing the remaining tabular data. The majority of measures are missing for most participants. In particular, the target </text:span><text:span text:style-name="Source_20_Text"><text:span text:style-name="T23">sii</text:span></text:span><text:span text:style-name="T22"> is missing for a portion of the participants in the training set. You may wish to apply non-supervised learning techniques to this data. The </text:span><text:span text:style-name="Source_20_Text"><text:span text:style-name="T23">sii</text:span></text:span><text:span text:style-name="T22"> value is present for all instances in the test set.</text:span></text:p>
      <text:h text:style-name="P22" text:outline-level="2">HBN Instruments</text:h>
      <text:p text:style-name="P15"><text:span text:style-name="T22">The tabular data in </text:span><text:span text:style-name="Strong_20_Emphasis"><text:span text:style-name="T25">train.csv</text:span></text:span><text:span text:style-name="T22"> and </text:span><text:span text:style-name="Strong_20_Emphasis"><text:span text:style-name="T25">test.csv</text:span></text:span><text:span text:style-name="T22"> comprises measurements from a variety of instruments. The fields within each instrument are described in </text:span><text:span text:style-name="Strong_20_Emphasis"><text:span text:style-name="T25">data_dictionary.csv</text:span></text:span><text:span text:style-name="T22">. These instruments are:</text:span></text:p>
      <text:list xml:id="list6055644385231780081" text:style-name="L1">
        <text:list-item>
          <text:p text:style-name="P17"><text:span text:style-name="Source_20_Text"><text:span text:style-name="T23">Demographics</text:span></text:span><text:span text:style-name="T22"> - Information about age and sex of participants.</text:span></text:p>
        </text:list-item>
        <text:list-item>
          <text:p text:style-name="P17"><text:span text:style-name="Source_20_Text"><text:span text:style-name="T23">Internet Use</text:span></text:span><text:span text:style-name="T22"> - Number of hours of using computer/internet per day.</text:span></text:p>
        </text:list-item>
        <text:list-item>
          <text:p text:style-name="P17"><text:span text:style-name="Source_20_Text"><text:span text:style-name="T23">Children's Global Assessment Scale</text:span></text:span><text:span text:style-name="T22"> - Numeric scale used by mental health clinicians to rate the general functioning of youths under the age of 18.</text:span></text:p>
        </text:list-item>
        <text:list-item>
          <text:p text:style-name="P17"><text:span text:style-name="Source_20_Text"><text:span text:style-name="T23">Physical Measures</text:span></text:span><text:span text:style-name="T22"> - Collection of blood pressure, heart rate, height, weight and waist, and hip measurements.</text:span></text:p>
        </text:list-item>
        <text:list-item>
          <text:p text:style-name="P17"><text:span text:style-name="Source_20_Text"><text:span text:style-name="T23">FitnessGram Vitals and Treadmill</text:span></text:span><text:span text:style-name="T22"> - Measurements of cardiovascular fitness assessed using the NHANES treadmill protocol.</text:span></text:p>
        </text:list-item>
        <text:list-item>
          <text:p text:style-name="P17"><text:span text:style-name="Source_20_Text"><text:span text:style-name="T23">FitnessGram Child</text:span></text:span><text:span text:style-name="T22"> - Health related physical fitness assessment measuring five different parameters including aerobic capacity, muscular strength, muscular endurance, flexibility, and body composition.</text:span></text:p>
        </text:list-item>
        <text:list-item>
          <text:p text:style-name="P17"><text:span text:style-name="Source_20_Text"><text:span text:style-name="T23">Bio-electric Impedance Analysis</text:span></text:span><text:span text:style-name="T22"> - Measure of key body composition elements, including BMI, fat, muscle, and water content.</text:span></text:p>
        </text:list-item>
        <text:list-item>
          <text:p text:style-name="P17"><text:span text:style-name="Source_20_Text"><text:span text:style-name="T23">Physical Activity Questionnaire</text:span></text:span><text:span text:style-name="T22"> - Information about children's participation in vigorous activities over the last 7 days.</text:span></text:p>
        </text:list-item>
        <text:list-item>
          <text:p text:style-name="P17"><text:span text:style-name="Source_20_Text"><text:span text:style-name="T23">Sleep Disturbance Scale</text:span></text:span><text:span text:style-name="T22"> - Scale to categorize sleep disorders in children.</text:span></text:p>
        </text:list-item>
        <text:list-item>
          <text:p text:style-name="P17"><text:span text:style-name="Source_20_Text"><text:span text:style-name="T23">Actigraphy</text:span></text:span><text:span text:style-name="T22"> - Objective measure of ecological physical activity through a research-grade biotracker.</text:span></text:p>
        </text:list-item>
        <text:list-item>
          <text:p text:style-name="P17"><text:span text:style-name="Source_20_Text"><text:span text:style-name="T23">Parent-Child Internet Addiction Test</text:span></text:span><text:span text:style-name="T22"> - 20-item scale that measures characteristics and behaviors associated with compulsive use of the Internet including compulsivity, escapism, and dependency.</text:span></text:p>
        </text:list-item>
      </text:list>
      <text:p text:style-name="P16"><text:span text:style-name="T22">Note in particular the field </text:span><text:span text:style-name="Source_20_Text"><text:span text:style-name="T23">PCIAT-PCIAT_Total</text:span></text:span><text:span text:style-name="T22">. The target </text:span><text:span text:style-name="Source_20_Text"><text:span text:style-name="T23">sii</text:span></text:span><text:span text:style-name="T22">  is derived from this field as described in the data dictionary: </text:span><text:span text:style-name="Source_20_Text"><text:span text:style-name="T23">0</text:span></text:span><text:span text:style-name="T22"> for </text:span><text:span text:style-name="Source_20_Text"><text:span text:style-name="T23">None</text:span></text:span><text:span text:style-name="T22">, </text:span><text:span text:style-name="Source_20_Text"><text:span text:style-name="T23">1</text:span></text:span><text:span text:style-name="T22"> for </text:span><text:span text:style-name="Source_20_Text"><text:span text:style-name="T23">Mild</text:span></text:span><text:span text:style-name="T22">, </text:span><text:span text:style-name="Source_20_Text"><text:span text:style-name="T23">2</text:span></text:span><text:span text:style-name="T22"> for </text:span><text:span text:style-name="Source_20_Text"><text:span text:style-name="T23">Moderate</text:span></text:span><text:span text:style-name="T22">, and </text:span><text:span text:style-name="Source_20_Text"><text:span text:style-name="T23">3</text:span></text:span><text:span text:style-name="T22"> for </text:span><text:span text:style-name="Source_20_Text"><text:span text:style-name="T23">Severe</text:span></text:span><text:span text:style-name="T22">. Additionally, each participant has been assigned a unique identifier </text:span><text:span text:style-name="Source_20_Text"><text:span text:style-name="T23">id</text:span></text:span><text:span text:style-name="T22">.</text:span></text:p>
      <text:h text:style-name="P22" text:outline-level="2">Actigraphy Files and Field Descriptions</text:h>
      <text:p text:style-name="P8">During their participation in the HBN study, some participants were given an accelerometer to wear for up to 30 days continually while at home and going about their regular daily lives.</text:p>
      <text:list xml:id="list2107041614620459266" text:style-name="L2">
        <text:list-item>
          <text:p text:style-name="P13"><text:span text:style-name="Strong_20_Emphasis"><text:span text:style-name="T25">series_{train|test}.parquet/id={id}</text:span></text:span><text:span text:style-name="T22"> - Series to be used as training data, partitioned by </text:span><text:span text:style-name="Source_20_Text"><text:span text:style-name="T23">id</text:span></text:span><text:span text:style-name="T22">. Each series is a continuous recording of accelerometer data for a single subject spanning many days.</text:span></text:p>
          <text:list>
            <text:list-item>
              <text:p text:style-name="P14"><text:span text:style-name="Source_20_Text"><text:span text:style-name="T23">id</text:span></text:span><text:span text:style-name="T22"> - The patient identifier corresponding to the </text:span><text:span text:style-name="Source_20_Text"><text:span text:style-name="T23">id</text:span></text:span><text:span text:style-name="T22"> field in </text:span><text:span text:style-name="Strong_20_Emphasis"><text:span text:style-name="T25">train/test.csv</text:span></text:span><text:span text:style-name="T22">.</text:span></text:p>
            </text:list-item>
            <text:list-item>
              <text:p text:style-name="P14"><text:span text:style-name="Source_20_Text"><text:span text:style-name="T23">step</text:span></text:span><text:span text:style-name="T22"> - An integer timestep for each observation within a series.</text:span></text:p>
            </text:list-item>
            <text:list-item>
              <text:p text:style-name="P14"><text:span text:style-name="Source_20_Text"><text:span text:style-name="T23">X</text:span></text:span><text:span text:style-name="T22">, </text:span><text:span text:style-name="Source_20_Text"><text:span text:style-name="T23">Y</text:span></text:span><text:span text:style-name="T22">, </text:span><text:span text:style-name="Source_20_Text"><text:span text:style-name="T23">Z</text:span></text:span><text:span text:style-name="T22"> - Measure of acceleration, in </text:span><text:span text:style-name="Emphasis"><text:span text:style-name="T26">g</text:span></text:span><text:span text:style-name="T22">, experienced by the wrist-worn watch along each standard axis.</text:span></text:p>
            </text:list-item>
            <text:list-item>
              <text:p text:style-name="P14"><text:span text:style-name="Source_20_Text"><text:span text:style-name="T23">enmo</text:span></text:span><text:span text:style-name="T22"> - As calculated and described by the </text:span><text:a xlink:type="simple" xlink:href="https://github.com/childmindresearch/wristpy" office:target-frame-name="_blank" xlink:show="new" text:style-name="Internet_20_link" text:visited-style-name="Visited_20_Internet_20_Link"><text:span text:style-name="T31">wristpy package</text:span></text:a><text:span text:style-name="T22">, ENMO is the Euclidean Norm Minus One of all accelerometer signals (along each of the x-, y-, and z-axis, measured in g-force) with negative values rounded to zero. Zero values are indicative of periods of no motion. While no standard measure of acceleration exists in this space, this is one of the several commonly computed features.</text:span></text:p>
            </text:list-item>
            <text:list-item>
              <text:p text:style-name="P14"><text:soft-page-break/><text:span text:style-name="Source_20_Text"><text:span text:style-name="T23">anglez</text:span></text:span><text:span text:style-name="T22"> - As calculated and described by the </text:span><text:a xlink:type="simple" xlink:href="https://github.com/childmindresearch/wristpy" office:target-frame-name="_blank" xlink:show="new" text:style-name="Internet_20_link" text:visited-style-name="Visited_20_Internet_20_Link"><text:span text:style-name="T31">wristpy package</text:span></text:a><text:span text:style-name="T22">, Angle-Z is a metric derived from individual accelerometer components and refers to the angle of the arm relative to the horizontal plane.</text:span></text:p>
            </text:list-item>
            <text:list-item>
              <text:p text:style-name="P14"><text:span text:style-name="Source_20_Text"><text:span text:style-name="T23">non-wear_flag</text:span></text:span><text:span text:style-name="T22"> - A flag (0: watch is being worn, 1: the watch is not worn) to help determine periods when the watch has been removed, based on the </text:span><text:a xlink:type="simple" xlink:href="https://wadpac.github.io/GGIR/articles/chapter3_QualityAssessment.html#non-wear-detection" office:target-frame-name="_blank" xlink:show="new" text:style-name="Internet_20_link" text:visited-style-name="Visited_20_Internet_20_Link"><text:span text:style-name="T31">GGIR</text:span></text:a><text:span text:style-name="T22"> definition, which uses the standard deviation and range of the accelerometer data.</text:span></text:p>
            </text:list-item>
            <text:list-item>
              <text:p text:style-name="P14"><text:span text:style-name="Source_20_Text"><text:span text:style-name="T23">light</text:span></text:span><text:span text:style-name="T22"> - Measure of ambient light in </text:span><text:span text:style-name="Emphasis"><text:span text:style-name="T26">lux</text:span></text:span><text:span text:style-name="T22">. See </text:span><text:a xlink:type="simple" xlink:href="https://actigraphcorp.my.site.com/support/s/article/Lux-Measurements" office:target-frame-name="_blank" xlink:show="new" text:style-name="Internet_20_link" text:visited-style-name="Visited_20_Internet_20_Link"><text:span text:style-name="T31">​​here</text:span></text:a><text:span text:style-name="T22"> for details.</text:span></text:p>
            </text:list-item>
            <text:list-item>
              <text:p text:style-name="P14"><text:span text:style-name="Source_20_Text"><text:span text:style-name="T23">battery_voltage</text:span></text:span><text:span text:style-name="T22"> - A measure of the battery voltage in </text:span><text:span text:style-name="Emphasis"><text:span text:style-name="T26">mV</text:span></text:span><text:span text:style-name="T22">.</text:span></text:p>
            </text:list-item>
            <text:list-item>
              <text:p text:style-name="P14"><text:span text:style-name="Source_20_Text"><text:span text:style-name="T23">time_of_day</text:span></text:span><text:span text:style-name="T22"> - Time of day representing the start of a 5s window that the data has been sampled over, with format </text:span><text:span text:style-name="Source_20_Text"><text:span text:style-name="T23">%H:%M:%S.%9f</text:span></text:span><text:span text:style-name="T22">.</text:span></text:p>
            </text:list-item>
            <text:list-item>
              <text:p text:style-name="P14"><text:span text:style-name="Source_20_Text"><text:span text:style-name="T23">weekday</text:span></text:span><text:span text:style-name="T22"> - The day of the week, coded as an integer with 1 being Monday and 7 being Sunday.</text:span></text:p>
            </text:list-item>
            <text:list-item>
              <text:p text:style-name="P14"><text:span text:style-name="Source_20_Text"><text:span text:style-name="T23">quarter</text:span></text:span><text:span text:style-name="T22"> - The quarter of the year, an integer from 1 to 4.</text:span></text:p>
            </text:list-item>
            <text:list-item>
              <text:p text:style-name="P14"><text:span text:style-name="Source_20_Text"><text:span text:style-name="T23">relative_date_PCIAT</text:span></text:span><text:span text:style-name="T22"> - The number of days (integer) since the PCIAT test was administered (negative days indicate that the actigraphy data has been collected before the test was administered).</text:span></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MathJax Main" svg:font-family="'MathJax Main'"/>
    <style:font-face style:name="MathJax Math-italic" svg:font-family="'MathJax Math-italic'"/>
    <style:font-face style:name="OpenSymbol" svg:font-family="OpenSymbol"/>
    <style:font-face style:name="Roboto Mono" svg:font-family="'Roboto Mono', monospace"/>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35S</meta:editing-duration>
    <meta:editing-cycles>3</meta:editing-cycles>
    <meta:generator>OpenOffice/4.1.10$Win32 OpenOffice.org_project/4110m2$Build-9807</meta:generator>
    <dc:date>2024-11-28T17:47:53.83</dc:date>
    <meta:document-statistic meta:table-count="0" meta:image-count="2" meta:object-count="0" meta:page-count="4" meta:paragraph-count="53" meta:word-count="1419" meta:character-count="9203"/>
    <meta:user-defined meta:name="Info 1"/>
    <meta:user-defined meta:name="Info 2"/>
    <meta:user-defined meta:name="Info 3"/>
    <meta:user-defined meta:name="Info 4"/>
  </office:meta>
</office:document-meta>
</file>